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A0000004751707ED5.png" manifest:media-type="image/png"/>
  <manifest:file-entry manifest:full-path="Pictures/100000000000096000000960E81678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3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0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10.159cm" svg:x="0.044cm" svg:y="0.011cm">
          <draw:image xlink:href="Pictures/100000000000096000000960E8167809.png" xlink:type="simple" xlink:show="embed" xlink:actuate="onLoad" draw:mime-type="image/png">
            <text:p/>
          </draw:image>
        </draw:frame>
        <draw:frame draw:style-name="gr1" draw:text-style-name="P1" draw:layer="layout" svg:width="0.435cm" svg:height="0.417cm" svg:x="8.434cm" svg:y="1.46cm">
          <draw:image xlink:href="Pictures/100000000000004A0000004751707ED5.png" xlink:type="simple" xlink:show="embed" xlink:actuate="onLoad" draw:mime-type="image/png">
            <text:p/>
          </draw:image>
          <svg:title>TexMaths</svg:title>
          <svg:desc>14§display§V_0§png§600§FALSE§</svg:desc>
        </draw:frame>
        <draw:frame draw:style-name="gr2" draw:text-style-name="P3" draw:layer="layout" svg:width="1.946cm" svg:height="0.986cm" svg:x="8.307cm" svg:y="7.623cm">
          <draw:text-box>
            <text:p text:style-name="P2"><text:span text:style-name="T1">n=0</text:span><text:span text:style-name="T2"> </text:span></text:p>
          </draw:text-box>
        </draw:frame>
        <draw:frame draw:style-name="gr2" draw:text-style-name="P3" draw:layer="layout" svg:width="1.946cm" svg:height="0.986cm" svg:x="8.307cm" svg:y="6.536cm">
          <draw:text-box>
            <text:p text:style-name="P2"><text:span text:style-name="T1">n=1</text:span><text:span text:style-name="T2"> </text:span></text:p>
          </draw:text-box>
        </draw:frame>
        <draw:frame draw:style-name="gr2" draw:text-style-name="P3" draw:layer="layout" svg:width="1.946cm" svg:height="0.986cm" svg:x="8.307cm" svg:y="4.929cm">
          <draw:text-box>
            <text:p text:style-name="P2"><text:span text:style-name="T1">n=2</text:span><text:span text:style-name="T2"> </text:span></text:p>
          </draw:text-box>
        </draw:frame>
        <draw:frame draw:style-name="gr2" draw:text-style-name="P3" draw:layer="layout" svg:width="1.946cm" svg:height="0.986cm" svg:x="8.307cm" svg:y="2.742cm">
          <draw:text-box>
            <text:p text:style-name="P2"><text:span text:style-name="T1">n=3</text:span><text:span text:style-name="T2"> </text:span></text:p>
          </draw:text-box>
        </draw:frame>
        <draw:frame draw:style-name="gr3" draw:text-style-name="P3" draw:layer="layout" svg:width="0.556cm" svg:height="0.886cm" svg:x="4.53cm" svg:y="8.583cm">
          <draw:text-box>
            <text:p text:style-name="P2"><text:span text:style-name="T1">0</text:span></text:p>
          </draw:text-box>
        </draw:frame>
        <draw:frame draw:style-name="gr2" draw:text-style-name="P3" draw:layer="layout" svg:width="1.329cm" svg:height="0.986cm" svg:x="6.268cm" svg:y="8.533cm">
          <draw:text-box>
            <text:p text:style-name="P2"><text:span text:style-name="T1">a </text:span></text:p>
          </draw:text-box>
        </draw:frame>
        <draw:frame draw:style-name="gr2" draw:text-style-name="P3" draw:layer="layout" svg:width="1.329cm" svg:height="0.986cm" svg:x="2.388cm" svg:y="8.533cm">
          <draw:text-box>
            <text:p text:style-name="P2"><text:span text:style-name="T1">−</text:span><text:span text:style-name="T1">a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0:36:45.898335153</meta:creation-date>
    <dc:date>2024-03-24T20:47:11.751243352</dc:date>
    <meta:editing-duration>PT10M26S</meta:editing-duration>
    <meta:editing-cycles>1</meta:editing-cycles>
    <meta:document-statistic meta:object-count="9"/>
    <meta:generator>LibreOffice/24.2.1.2$Linux_X86_64 LibreOffice_project/420$Build-2</meta:generator>
  </office:meta>
</office:document-meta>
</file>